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officeooo:rsid="0007614f" officeooo:paragraph-rsid="0007614f" style:font-name-asian="arial" style:font-size-asian="10.5pt" style:font-style-asian="normal" style:font-weight-asian="normal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arial" fo:font-size="10.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="arial" fo:font-size="10.5pt" fo:font-style="normal" fo:font-weight="normal" style:font-name-asian="Courier New" style:font-size-asian="9pt" loext:padding="0in" loext:border="none"/>
    </style:style>
    <style:style style:name="T4" style:family="text">
      <style:text-properties style:font-name="arial" fo:font-size="10.5pt" fo:font-style="normal" fo:font-weight="bold"/>
    </style:style>
    <style:style style:name="T5" style:family="text">
      <style:text-properties style:font-name-asian="arial" style:font-size-asian="10.5pt" style:font-style-asian="normal" style:font-weight-asian="normal"/>
    </style:style>
    <style:style style:name="T6" style:family="text">
      <style:text-properties style:font-name-asian="arial" style:font-size-asian="10.5pt" style:font-style-asian="normal" style:font-weight-asian="bold"/>
    </style:style>
    <style:style style:name="T7" style:family="text">
      <style:text-properties fo:color="#000000" style:font-name="arial" fo:font-size="10.5pt" fo:font-style="normal" fo:font-weight="bold"/>
    </style:style>
    <style:style style:name="T8" style:family="text">
      <style:text-properties fo:color="#000000" style:font-name="arial" fo:font-size="10.5pt" fo:font-style="normal" fo:font-weight="normal" style:font-weight-asian="bold"/>
    </style:style>
    <style:style style:name="T9" style:family="text">
      <style:text-properties fo:color="#000000" style:font-name-asian="arial" style:font-size-asian="10.5pt" style:font-style-asian="normal" style:font-weight-asian="bold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2" style:family="text">
      <style:text-properties style:font-name="Courier New" fo:font-size="9pt" fo:font-style="normal" fo:font-weight="normal"/>
    </style:style>
    <style:style style:name="T13" style:family="text">
      <style:text-properties style:font-name="Courier New" fo:font-size="9pt" fo:font-style="normal" fo:font-weight="normal" loext:padding="0in" loext:border="none"/>
    </style:style>
    <style:style style:name="T14" style:family="text">
      <style:text-properties style:font-name-asian="Courier New" style:font-size-asian="9pt" style:font-style-asian="normal" style:font-weight-asian="normal"/>
    </style:style>
    <style:style style:name="T15" style:family="text">
      <style:text-properties style:font-name-asian="Courier New" style:font-size-asian="9pt" style:font-style-asian="normal" style:font-weight-asian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方式一：</text:span><text:span text:style-name="T7">free</text:span></text:p>
      <text:p text:style-name="P3"><text:span text:style-name="T5">直观的展示</text:span><text:span text:style-name="T1">linux</text:span><text:span text:style-name="T5">系统内存使用及交换区的容量大小等</text:span></text:p>
      <text:p text:style-name="P2">              </text:p>
      <text:p text:style-name="P4"><text:span text:style-name="T5">方式二：</text:span><text:span text:style-name="T7">top</text:span></text:p>
      <text:p text:style-name="P5">动态实时查看系统中每一个进程的资源使用情况</text:p>
      <text:p text:style-name="P1">              </text:p>
      <text:p text:style-name="P4"><text:span text:style-name="T5">方式三：</text:span><text:span text:style-name="T7">cat /proc/meminfo</text:span></text:p>
      <text:p text:style-name="P1">              </text:p>
      <text:p text:style-name="P4"><text:span text:style-name="T5">方式四：</text:span><text:span text:style-name="T7">gnome-system-monitor </text:span><text:span text:style-name="T9">一个显示最近一段时间内的</text:span><text:span text:style-name="T7">CPU</text:span><text:span text:style-name="T9">、内存、交换区及网络使用情况的视图工具。</text:span></text:p>
      <text:p text:style-name="P1">              </text:p>
      <text:p text:style-name="P4"><text:span text:style-name="T5">方式五：</text:span><text:span text:style-name="T7">ps aux –sort -rss</text:span></text:p>
      <text:p text:style-name="P5">各个线程的资源使用情况</text:p>
      <text:p text:style-name="P1">              </text:p>
      <text:p text:style-name="P4"><text:span text:style-name="T5">方式六：</text:span><text:span text:style-name="T7">vmstat -s</text:span></text:p>
      <text:p text:style-name="P4"><text:span text:style-name="T1">vmstat</text:span><text:span text:style-name="T5">命令显示实时的和平均的统计，覆盖</text:span><text:span text:style-name="T1">CPU</text:span><text:span text:style-name="T5">、内存、</text:span><text:span text:style-name="T1">I/O</text:span><text:span text:style-name="T5">等内容。</text:span></text:p>
      <text:p text:style-name="Standard"/>
      <text:p text:style-name="Standard"/>
      <text:p text:style-name="P6"><text:line-break/><text:span text:style-name="T11">在</text:span><text:span text:style-name="T10">RHEL5</text:span><text:span text:style-name="T11">系统中使用</text:span><text:span text:style-name="T10">vi</text:span><text:span text:style-name="T11">编辑文件时，要将某文本文件第</text:span><text:span text:style-name="T10">1</text:span><text:span text:style-name="T11">行到</text:span><text:span text:style-name="T10">5</text:span><text:span text:style-name="T11">行的内容复制到文件中的指定位置，以下（  ）操作能实现该功能。（选择二项）</text:span></text:p>
      <text:p text:style-name="P7"><text:span text:style-name="T2">nyy</text:span><text:span text:style-name="T5">：复制以下</text:span><text:span text:style-name="T2">n</text:span><text:span text:style-name="T5">行</text:span></text:p>
      <text:p text:style-name="P7"><text:span text:style-name="T1">n,my</text:span><text:span text:style-name="T5">：指定</text:span><text:span text:style-name="T1">n</text:span><text:span text:style-name="T5">到</text:span><text:span text:style-name="T1">m</text:span><text:span text:style-name="T5">行复制</text:span></text:p>
      <text:p text:style-name="P7"><text:span text:style-name="T1">p</text:span><text:span text:style-name="T5">：在光标下一行粘贴</text:span></text:p>
      <text:p text:style-name="P7"><text:span text:style-name="T1">P</text:span><text:span text:style-name="T5">（大写）：在光标上一行粘贴（插入）</text:span></text:p>
      <text:p text:style-name="P7"><text:span text:style-name="T5"/></text:p>
      <text:p text:style-name="P7"><text:span text:style-name="T5"/></text:p>
      <text:p text:style-name="P16"><text:span text:style-name="T1">1.</text:span>查看<text:span text:style-name="T1">CPU</text:span>信息命令<text:line-break/><text:span text:style-name="T1">cat  /proc/cpuinfo</text:span><text:line-break/><text:line-break/><text:span text:style-name="T1">2.</text:span>查看内存信息命令<text:line-break/><text:span text:style-name="T1">cat  /proc/meminfo</text:span><text:line-break/><text:line-break/><text:span text:style-name="T1">3.</text:span>查看硬盘信息命令<text:line-break/><text:span text:style-name="T1">fdisk -l</text:span></text:p>
      <text:p text:style-name="P16"><text:span text:style-name="T1"/></text:p>
      <text:p text:style-name="P12"><text:span text:style-name="T1">查看当前目录下所有目录以及子目录的大小：</text:span></text:p>
      <text:p text:style-name="P13">du -h </text:p>
      <text:p text:style-name="P16"><text:span text:style-name="T1"/></text:p>
      <text:p text:style-name="P12"><text:span text:style-name="T7">1</text:span><text:span text:style-name="T8">静态链接库的优点</text:span><text:span text:style-name="T1"> </text:span></text:p>
      <text:p text:style-name="P4"> <text:span text:style-name="T1">(1)</text:span><text:span text:style-name="T5">代码装载速度快，执行速度略比动态链接库快； </text:span></text:p>
      <text:p text:style-name="P4"> <text:span text:style-name="T1">(2)</text:span><text:span text:style-name="T5">只需保证在开发者的计算机中有正确的</text:span><text:span text:style-name="T1">.LIB</text:span><text:span text:style-name="T5">文件，在以二进制形式发布程序时不需考虑在用户的计算机上</text:span><text:span text:style-name="T1">.LIB</text:span><text:span text:style-name="T5">文件是否存在及版本问题，可避免</text:span><text:span text:style-name="T1">DLL</text:span><text:span text:style-name="T5">地狱等问题。 </text:span></text:p>
      <text:p text:style-name="P15"><text:span text:style-name="T4">2</text:span><text:span text:style-name="T6">动态链接库的优点 </text:span></text:p>
      <text:p text:style-name="P4"> <text:span text:style-name="T1">(1)</text:span><text:span text:style-name="T5">更加节省内存并减少页面交换；</text:span></text:p>
      <text:p text:style-name="P4"> <text:span text:style-name="T1">(2) DLL</text:span><text:span text:style-name="T5">文件与</text:span><text:span text:style-name="T1">EXE</text:span><text:span text:style-name="T5">文件独立，只要输出接口不变（即名称、参数、返回值类型和调用约定不变），更换</text:span><text:span text:style-name="T1">DLL</text:span><text:span text:style-name="T5">文件不会对</text:span><text:span text:style-name="T1">EXE</text:span><text:span text:style-name="T5">文件造成任何影响，因而极大地提高了可维护性和可扩展性；</text:span></text:p>
      <text:p text:style-name="P4"> <text:span text:style-name="T1">(3)</text:span><text:span text:style-name="T5">不同编程语言编写的程序只要按照函数调用约定就可以调用同一个</text:span><text:span text:style-name="T1">DLL</text:span><text:span text:style-name="T5">函数；</text:span></text:p>
      <text:p text:style-name="P4"><text:soft-page-break/> <text:span text:style-name="T1">(4)</text:span><text:span text:style-name="T5">适用于大规模的软件开发，使开发过程独立、耦合度小，便于不同开发者和开发组织之间进行开发和测试。</text:span></text:p>
      <text:p text:style-name="P15"><text:span text:style-name="T4">3</text:span><text:span text:style-name="T6">不足之处</text:span></text:p>
      <text:p text:style-name="P4"> <text:span text:style-name="T1">(1)</text:span><text:span text:style-name="T5">使用静态链接生成的可执行文件体积较大，包含相同的公共代码，造成浪费；</text:span></text:p>
      <text:p text:style-name="P4"> <text:span text:style-name="T1">(2)</text:span><text:span text:style-name="T5">使用动态链接库的应用程序不是自完备的，它依赖的</text:span><text:span text:style-name="T1">DLL</text:span><text:span text:style-name="T5">模块也要存在，如果使用载入时动态链接，程序启动时发现</text:span><text:span text:style-name="T1">DLL</text:span><text:span text:style-name="T5">不存在，系统将终止程序并给出错误信息。而使用运行时动态链接，系统不会终止，但由于</text:span><text:span text:style-name="T1">DLL</text:span><text:span text:style-name="T5">中的导出函数不可用，程序会加载失败；速度比静态链接慢。当某个模块更新后，如果新模块与旧的模块不兼容，那么那些需要该模块才能运行的软件，统统撕掉。这在早期</text:span><text:span text:style-name="T1">Windows</text:span><text:span text:style-name="T5">中很常见。</text:span></text:p>
      <text:p text:style-name="P16"><text:span text:style-name="T1"/></text:p>
      <text:p text:style-name="P9"><text:span text:style-name="T1">Rm -rf <text:s/>目录</text:span></text:p>
      <text:p text:style-name="P8"><text:span text:style-name="T12">-</text:span><text:span text:style-name="T13">d</text:span><text:span text:style-name="T3">：直接把欲删除的目录的硬连接数据删除成</text:span><text:span text:style-name="T13">0</text:span><text:span text:style-name="T3">，删除该目录；</text:span></text:p>
      <text:p text:style-name="P10"><text:span text:style-name="T12">-</text:span><text:span text:style-name="T13">f</text:span><text:span text:style-name="T15">：强制删除文件或目录；</text:span></text:p>
      <text:p text:style-name="P10"><text:span text:style-name="T12">-</text:span><text:span text:style-name="T13">i</text:span><text:span text:style-name="T15">：删除已有文件或目录之前先询问用户；</text:span></text:p>
      <text:p text:style-name="P10"><text:span text:style-name="T12">-r</text:span><text:span text:style-name="T14">或</text:span><text:span text:style-name="T12">-</text:span><text:span text:style-name="T13">R</text:span><text:span text:style-name="T15">：递归处理，将指定目录下的所有文件与子目录一并处理；</text:span></text:p>
      <text:p text:style-name="P10"><text:span text:style-name="T12">--preserve-</text:span><text:span text:style-name="T13">root</text:span><text:span text:style-name="T15">：不对根目录进行递归操作；</text:span></text:p>
      <text:p text:style-name="P11"><text:span text:style-name="T12">-v</text:span><text:span text:style-name="T14">：显示指令的详细执行过程。</text:span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37:14.876092950</meta:creation-date>
    <dc:date>2019-08-16T10:08:49.694030146</dc:date>
    <meta:editing-duration>PT13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929" meta:character-count="1225" meta:non-whitespace-character-count="1116"/>
  </office:meta>
</office:document-meta>
</file>